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trospector.selectInvocableMethod( Method method , Class &lt; ? &gt; target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thodIntrospector.selectMethods( Class &lt; ? &gt; targetType , final MetadataLookup &lt; T &gt; metadataLooku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thodIntrospector.Method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Introspector.selectMethods( Class &lt; ? &gt; targetType , final ReflectionUtils . MethodFilter method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